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ans Serif Collection" svg:font-family="'Sans Serif Collection'" style:font-family-generic="swiss" style:font-pitch="variable"/>
    <style:font-face style:name="inherit" svg:font-family="inherit"/>
  </office:font-face-decls>
  <office:automatic-styles>
    <style:style style:name="P1" style:family="paragraph" style:parent-style-name="Text_20_body">
      <style:text-properties fo:color="#55308d" loext:opacity="100%" style:font-name="Consolas"/>
    </style:style>
    <style:style style:name="P2" style:family="paragraph" style:parent-style-name="Text_20_body">
      <style:text-properties fo:color="#000000" loext:opacity="100%" style:font-name="Sans Serif Collection" fo:font-size="12pt" fo:font-style="normal" style:text-underline-style="solid" style:text-underline-width="auto" style:text-underline-color="font-color" fo:font-weight="normal" officeooo:paragraph-rsid="000f74cb" fo:background-color="#eeeeee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Text_20_body">
      <style:text-properties fo:color="#000000" loext:opacity="100%" style:font-name="Consolas" fo:font-size="12pt" fo:font-style="normal" style:text-underline-style="none" fo:font-weight="normal" officeooo:rsid="000f74cb" officeooo:paragraph-rsid="00114c8f" fo:background-color="#ffffff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Text_20_body">
      <style:text-properties fo:color="#000000" loext:opacity="100%" style:font-name="Consolas" fo:font-size="12pt" fo:font-style="normal" style:text-underline-style="none" fo:font-weight="normal" officeooo:rsid="000f74cb" officeooo:paragraph-rsid="000f74cb" fo:background-color="#ffffff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>
      <style:text-properties fo:color="#000000" loext:opacity="100%" style:font-name="Consolas" fo:font-size="12pt" fo:language="en" fo:country="US" fo:font-style="normal" style:text-underline-style="none" fo:font-weight="normal" officeooo:rsid="00114c8f" officeooo:paragraph-rsid="00114c8f" fo:background-color="#ffffff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ext_20_body">
      <style:text-properties fo:color="#000000" loext:opacity="100%" style:font-name="Consolas" fo:font-size="12pt" fo:language="en" fo:country="US" fo:font-style="normal" style:text-underline-style="none" fo:font-weight="normal" officeooo:rsid="00114c8f" officeooo:paragraph-rsid="000f74cb" fo:background-color="#ffffff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text-properties fo:color="#000000" loext:opacity="100%" style:font-name="Consolas" fo:font-size="12pt" fo:language="en" fo:country="US" fo:font-style="normal" style:text-underline-style="none" fo:font-weight="normal" officeooo:rsid="00114c8f" officeooo:paragraph-rsid="00115814" fo:background-color="#ffffff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text-properties fo:color="#000000" loext:opacity="100%" style:font-name="Consolas" fo:font-size="12pt" fo:language="en" fo:country="US" fo:font-style="normal" style:text-underline-style="none" fo:font-weight="normal" officeooo:rsid="00115814" officeooo:paragraph-rsid="00115814" fo:background-color="#ffffff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ext_20_body">
      <style:text-properties fo:color="#000000" loext:opacity="100%" style:font-name="Consolas" fo:font-size="12pt" fo:language="en" fo:country="US" fo:font-style="normal" style:text-underline-style="none" fo:font-weight="normal" officeooo:rsid="00115814" officeooo:paragraph-rsid="0012c096" fo:background-color="#ffffff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>
      <style:text-properties fo:color="#000000" loext:opacity="100%" style:font-name="Consolas" fo:font-size="12pt" fo:language="en" fo:country="US" fo:font-style="normal" style:text-underline-style="none" fo:font-weight="normal" officeooo:rsid="0012c096" officeooo:paragraph-rsid="0012c096" fo:background-color="#ffffff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text-properties fo:color="#000000" loext:opacity="100%" style:font-name="Consolas" fo:font-size="14pt" fo:language="en" fo:country="US" fo:font-style="normal" style:text-underline-style="none" fo:font-weight="normal" officeooo:rsid="0015b4e1" officeooo:paragraph-rsid="0015b4e1" fo:background-color="#ffffff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Text_20_body">
      <style:text-properties fo:color="#000000" loext:opacity="100%" style:font-name="Consolas" fo:font-size="14pt" fo:language="en" fo:country="US" fo:font-style="normal" style:text-underline-style="none" fo:font-weight="normal" officeooo:rsid="0012c096" officeooo:paragraph-rsid="0012c096" fo:background-color="#ffffff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Text_20_body">
      <style:text-properties fo:color="#000000" loext:opacity="100%" style:font-name="Consolas" fo:font-size="14pt" fo:language="en" fo:country="US" fo:font-style="normal" style:text-underline-style="none" fo:font-weight="normal" officeooo:rsid="0012c096" officeooo:paragraph-rsid="0013f1fa" fo:background-color="#ffffff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Text_20_body">
      <style:text-properties fo:color="#000000" loext:opacity="100%" style:font-name="Consolas" fo:font-size="14pt" fo:language="en" fo:country="US" fo:font-style="normal" style:text-underline-style="none" fo:font-weight="normal" officeooo:rsid="0012c096" officeooo:paragraph-rsid="0017fd58" fo:background-color="#ffffff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Text_20_body">
      <style:text-properties fo:color="#000000" loext:opacity="100%" style:font-name="Consolas" fo:font-size="14pt" fo:language="en" fo:country="US" fo:font-style="normal" style:text-underline-style="none" fo:font-weight="normal" officeooo:rsid="0012c096" officeooo:paragraph-rsid="001925b6" fo:background-color="#ffffff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Text_20_body">
      <style:text-properties fo:color="#000000" loext:opacity="100%" style:font-name="Consolas" fo:font-size="14pt" fo:language="en" fo:country="US" fo:font-style="normal" style:text-underline-style="none" fo:font-weight="normal" officeooo:rsid="0013f1fa" officeooo:paragraph-rsid="0013f1fa" fo:background-color="#ffffff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Text_20_body">
      <style:text-properties fo:color="#000000" loext:opacity="100%" style:font-name="Consolas" fo:font-size="14pt" fo:language="en" fo:country="US" fo:font-style="normal" style:text-underline-style="solid" style:text-underline-width="auto" style:text-underline-color="font-color" fo:font-weight="bold" officeooo:rsid="00115814" officeooo:paragraph-rsid="00115814" fo:background-color="#ffffff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Text_20_body">
      <style:text-properties fo:color="#000000" loext:opacity="100%" style:font-name="Consolas" fo:font-size="14pt" fo:language="en" fo:country="US" fo:font-style="normal" style:text-underline-style="solid" style:text-underline-width="auto" style:text-underline-color="font-color" fo:font-weight="bold" officeooo:rsid="00115814" officeooo:paragraph-rsid="0012c096" fo:background-color="#ffffff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Text_20_body">
      <style:text-properties fo:color="#000000" loext:opacity="100%" style:font-name="Consolas" fo:font-size="11pt" fo:language="en" fo:country="US" fo:font-style="normal" style:text-underline-style="none" fo:font-weight="normal" officeooo:rsid="0015b4e1" officeooo:paragraph-rsid="0015b4e1" fo:background-color="#ffffff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Text_20_body">
      <style:text-properties fo:color="#000000" loext:opacity="100%" style:font-name="Consolas" fo:font-size="11pt" fo:language="en" fo:country="US" fo:font-style="normal" style:text-underline-style="none" fo:font-weight="normal" officeooo:rsid="0012c096" officeooo:paragraph-rsid="0012c096" fo:background-color="#ffffff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Text_20_body">
      <style:text-properties fo:color="#000000" loext:opacity="100%" style:font-name="Consolas" fo:font-size="11pt" fo:language="en" fo:country="US" fo:font-style="normal" style:text-underline-style="none" fo:font-weight="normal" officeooo:rsid="0012c096" officeooo:paragraph-rsid="0013f1fa" fo:background-color="#ffffff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Text_20_body">
      <style:text-properties fo:color="#000000" loext:opacity="100%" style:font-name="Consolas" fo:font-size="11pt" fo:language="en" fo:country="US" fo:font-style="normal" style:text-underline-style="none" fo:font-weight="normal" officeooo:rsid="0013f1fa" officeooo:paragraph-rsid="0013f1fa" fo:background-color="#ffffff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Text_20_body">
      <style:text-properties fo:color="#000000" loext:opacity="100%" style:font-name="Consolas" fo:font-size="11pt" fo:language="pt" fo:country="BR" fo:font-style="normal" style:text-underline-style="none" fo:font-weight="normal" officeooo:rsid="0017fd58" officeooo:paragraph-rsid="0015b4e1" fo:background-color="#ffffff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Consolas" fo:font-size="12pt" fo:letter-spacing="normal" fo:font-style="normal" fo:font-weight="normal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Consolas" fo:font-size="11pt" fo:letter-spacing="normal" officeooo:paragraph-rsid="0017fd58" style:font-size-asian="11pt" style:font-size-complex="11pt" loext:padding="0cm" loext:border="none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Consolas" fo:font-size="11pt" fo:letter-spacing="normal" style:font-size-asian="11pt" style:font-size-complex="11pt" loext:padding="0cm" loext:border="none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Consolas" fo:font-size="11pt" fo:letter-spacing="normal" fo:font-style="normal" fo:font-weight="normal" style:font-size-asian="11pt" style:font-size-complex="11pt" loext:padding="0cm" loext:border="none"/>
    </style:style>
    <style:style style:name="P2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Consolas" fo:font-size="11pt" fo:letter-spacing="normal" fo:language="en" fo:country="US" fo:font-style="normal" fo:font-weight="normal" officeooo:rsid="00239c5b" officeooo:paragraph-rsid="00239c5b" style:font-size-asian="11pt" style:font-size-complex="11pt"/>
    </style:style>
    <style:style style:name="P2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30" style:family="paragraph" style:parent-style-name="Text_20_body">
      <style:text-properties officeooo:paragraph-rsid="0015b4e1"/>
    </style:style>
    <style:style style:name="P31" style:family="paragraph" style:parent-style-name="Text_20_body">
      <style:text-properties style:font-name="Consolas" officeooo:paragraph-rsid="001925b6"/>
    </style:style>
    <style:style style:name="P32" style:family="paragraph" style:parent-style-name="Text_20_body">
      <style:text-properties style:font-name="Consolas" fo:font-size="11pt" style:font-size-asian="11pt" style:font-size-complex="11pt"/>
    </style:style>
    <style:style style:name="P33" style:family="paragraph" style:parent-style-name="Text_20_body">
      <style:text-properties style:font-name="Consolas" fo:font-size="11pt" officeooo:rsid="001b3d21" officeooo:paragraph-rsid="001b3d21" style:font-size-asian="11pt" style:font-size-complex="11pt"/>
    </style:style>
    <style:style style:name="P34" style:family="paragraph" style:parent-style-name="Text_20_body">
      <style:text-properties style:font-name="Consolas" fo:font-size="11pt" officeooo:paragraph-rsid="001d88aa" style:font-size-asian="11pt" style:font-size-complex="11pt"/>
    </style:style>
    <style:style style:name="P35" style:family="paragraph" style:parent-style-name="Text_20_body">
      <style:text-properties style:font-name="Consolas" fo:font-size="11pt" officeooo:paragraph-rsid="00239c5b" style:font-size-asian="11pt" style:font-size-complex="11pt"/>
    </style:style>
    <style:style style:name="P36" style:family="paragraph" style:parent-style-name="Text_20_body">
      <style:text-properties style:font-name="Consolas" fo:font-size="11pt" fo:language="en" fo:country="US" officeooo:rsid="001b3d21" officeooo:paragraph-rsid="001b3d21" style:font-size-asian="11pt" style:font-size-complex="11pt"/>
    </style:style>
    <style:style style:name="P37" style:family="paragraph" style:parent-style-name="Text_20_body">
      <style:text-properties style:font-name="Consolas" fo:font-size="11pt" fo:language="en" fo:country="US" officeooo:rsid="001c3b53" officeooo:paragraph-rsid="001c3b53" style:font-size-asian="11pt" style:font-size-complex="11pt"/>
    </style:style>
    <style:style style:name="P38" style:family="paragraph" style:parent-style-name="Text_20_body">
      <style:text-properties style:font-name="Consolas" fo:font-size="11pt" fo:language="en" fo:country="US" officeooo:rsid="001c3b53" officeooo:paragraph-rsid="001d88aa" style:font-size-asian="11pt" style:font-size-complex="11pt"/>
    </style:style>
    <style:style style:name="P39" style:family="paragraph" style:parent-style-name="Text_20_body">
      <style:text-properties style:font-name="Consolas" fo:font-size="11pt" fo:language="en" fo:country="US" officeooo:rsid="001c3b53" officeooo:paragraph-rsid="001f0aa1" style:font-size-asian="11pt" style:font-size-complex="11pt"/>
    </style:style>
    <style:style style:name="P40" style:family="paragraph" style:parent-style-name="Text_20_body">
      <style:text-properties style:font-name="Consolas" fo:font-size="11pt" fo:language="en" fo:country="US" officeooo:rsid="001c3b53" officeooo:paragraph-rsid="001ffcdb" style:font-size-asian="11pt" style:font-size-complex="11pt"/>
    </style:style>
    <style:style style:name="P41" style:family="paragraph" style:parent-style-name="Text_20_body">
      <style:text-properties style:font-name="Consolas" fo:font-size="11pt" fo:language="en" fo:country="US" officeooo:rsid="001c3b53" officeooo:paragraph-rsid="002025c7" style:font-size-asian="11pt" style:font-size-complex="11pt"/>
    </style:style>
    <style:style style:name="P42" style:family="paragraph" style:parent-style-name="Text_20_body">
      <style:text-properties style:font-name="Consolas" fo:font-size="11pt" fo:language="en" fo:country="US" officeooo:rsid="001d88aa" officeooo:paragraph-rsid="001d88aa" style:font-size-asian="11pt" style:font-size-complex="11pt"/>
    </style:style>
    <style:style style:name="P43" style:family="paragraph" style:parent-style-name="Text_20_body">
      <style:text-properties style:font-name="Consolas" fo:font-size="11pt" fo:language="en" fo:country="US" officeooo:rsid="001d88aa" officeooo:paragraph-rsid="00262b34" style:font-size-asian="11pt" style:font-size-complex="11pt"/>
    </style:style>
    <style:style style:name="P44" style:family="paragraph" style:parent-style-name="Text_20_body">
      <style:text-properties style:font-name="Consolas" fo:font-size="11pt" fo:language="en" fo:country="US" officeooo:rsid="002450aa" officeooo:paragraph-rsid="002450aa" style:font-size-asian="11pt" style:font-size-complex="11pt"/>
    </style:style>
    <style:style style:name="P45" style:family="paragraph" style:parent-style-name="Text_20_body">
      <style:text-properties style:font-name="Consolas" fo:font-size="11pt" fo:language="en" fo:country="US" officeooo:rsid="0028a867" officeooo:paragraph-rsid="0028a867" style:font-size-asian="11pt" style:font-size-complex="11pt"/>
    </style:style>
    <style:style style:name="P46" style:family="paragraph" style:parent-style-name="Text_20_body">
      <style:text-properties fo:color="#222222" loext:opacity="100%" style:font-name="Consolas" fo:font-size="11pt" fo:font-style="normal" fo:font-weight="normal" style:font-size-asian="11pt" style:font-size-complex="11pt"/>
    </style:style>
    <style:style style:name="P47" style:family="paragraph" style:parent-style-name="Text_20_body">
      <style:text-properties officeooo:paragraph-rsid="001d88aa"/>
    </style:style>
    <style:style style:name="P48" style:family="paragraph" style:parent-style-name="Text_20_body">
      <style:text-properties officeooo:paragraph-rsid="0023d333"/>
    </style:style>
    <style:style style:name="P49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Consolas" fo:font-size="12pt" fo:letter-spacing="normal" fo:font-style="normal" fo:font-weight="normal" style:font-size-asian="12pt" style:font-weight-asian="normal" style:font-size-complex="12pt" style:font-weight-complex="normal"/>
    </style:style>
    <style:style style:name="P50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Consolas" fo:font-size="12pt" fo:letter-spacing="normal" fo:font-style="normal" fo:font-weight="normal" officeooo:paragraph-rsid="000f28b0" style:font-size-asian="12pt" style:font-weight-asian="normal" style:font-size-complex="12pt" style:font-weight-complex="normal"/>
    </style:style>
    <style:style style:name="P51" style:family="paragraph" style:parent-style-name="Text_20_body" style:list-style-name="L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Consolas" fo:font-size="11pt" fo:letter-spacing="normal" fo:font-style="normal" fo:font-weight="normal" style:font-size-asian="11pt" style:font-size-complex="11pt"/>
    </style:style>
    <style:style style:name="P52" style:family="paragraph" style:parent-style-name="Text_20_body">
      <style:text-properties style:font-name="Consolas" fo:font-size="11pt" fo:language="en" fo:country="US" officeooo:rsid="001d88aa" officeooo:paragraph-rsid="001d88aa" style:font-size-asian="11pt" style:font-size-complex="11pt"/>
    </style:style>
    <style:style style:name="P53" style:family="paragraph" style:parent-style-name="Text_20_body">
      <style:text-properties style:font-name="Consolas" fo:font-size="11pt" fo:language="en" fo:country="US" officeooo:rsid="001d88aa" officeooo:paragraph-rsid="001ffcdb" style:font-size-asian="11pt" style:font-size-complex="11pt"/>
    </style:style>
    <style:style style:name="P54" style:family="paragraph" style:parent-style-name="Text_20_body">
      <style:text-properties style:font-name="Consolas" fo:font-size="11pt" fo:language="en" fo:country="US" officeooo:rsid="001d88aa" officeooo:paragraph-rsid="002025c7" style:font-size-asian="11pt" style:font-size-complex="11pt"/>
    </style:style>
    <style:style style:name="P55" style:family="paragraph" style:parent-style-name="Text_20_body">
      <style:text-properties style:font-name="Consolas" fo:font-size="11pt" fo:language="en" fo:country="US" officeooo:rsid="001c3b53" officeooo:paragraph-rsid="001d88aa" style:font-size-asian="11pt" style:font-size-complex="11pt"/>
    </style:style>
    <style:style style:name="P56" style:family="paragraph" style:parent-style-name="Text_20_body">
      <style:text-properties style:font-name="Consolas" fo:font-size="11pt" fo:font-style="normal" fo:font-weight="normal" style:font-size-asian="11pt" style:font-size-complex="11pt"/>
    </style:style>
    <style:style style:name="P57" style:family="paragraph" style:parent-style-name="Text_20_body">
      <style:text-properties fo:color="#ff8000" loext:opacity="100%" style:font-name="Consolas" fo:font-size="11pt" fo:language="en" fo:country="US" fo:font-weight="bold" officeooo:rsid="001c3b53" officeooo:paragraph-rsid="001c3b53" style:font-size-asian="11pt" style:font-weight-asian="bold" style:font-size-complex="11pt" style:font-weight-complex="bold"/>
    </style:style>
    <style:style style:name="P58" style:family="paragraph" style:parent-style-name="Text_20_body">
      <style:text-properties fo:color="#222222" loext:opacity="100%" style:font-name="Consolas" fo:font-size="11pt" fo:font-style="normal" fo:font-weight="normal" style:font-size-asian="11pt" style:font-size-complex="11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14c8f"/>
    </style:style>
    <style:style style:name="T3" style:family="text">
      <style:text-properties fo:language="en" fo:country="US" officeooo:rsid="001d88aa"/>
    </style:style>
    <style:style style:name="T4" style:family="text">
      <style:text-properties fo:language="en" fo:country="US" officeooo:rsid="00239c5b"/>
    </style:style>
    <style:style style:name="T5" style:family="text">
      <style:text-properties fo:language="en" fo:country="US" officeooo:rsid="0023d333"/>
    </style:style>
    <style:style style:name="T6" style:family="text">
      <style:text-properties fo:language="en" fo:country="US" officeooo:rsid="0025914e"/>
    </style:style>
    <style:style style:name="T7" style:family="text">
      <style:text-properties fo:language="en" fo:country="US" officeooo:rsid="0028a867"/>
    </style:style>
    <style:style style:name="T8" style:family="text">
      <style:text-properties fo:font-size="18pt" fo:font-style="normal" style:text-underline-style="solid" style:text-underline-width="auto" style:text-underline-color="font-color" fo:font-weight="bold" fo:background-color="#eeeeee" loext:char-shading-value="0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font-size="13pt" fo:language="en" fo:country="US" fo:font-style="normal" style:text-underline-style="solid" style:text-underline-width="auto" style:text-underline-color="font-color" fo:font-weight="bold" fo:background-color="#cccccc" loext:char-shading-value="0" style:font-size-asian="13pt" style:font-style-asian="normal" style:font-weight-asian="bold" style:font-size-complex="13pt" style:font-style-complex="normal" style:font-weight-complex="bold"/>
    </style:style>
    <style:style style:name="T10" style:family="text">
      <style:text-properties fo:font-size="13pt" fo:font-style="normal" style:text-underline-style="solid" style:text-underline-width="auto" style:text-underline-color="font-color" fo:font-weight="bold" fo:background-color="#cccccc" loext:char-shading-value="0" style:font-size-asian="13pt" style:font-style-asian="normal" style:font-weight-asian="bold" style:font-size-complex="13pt" style:font-style-complex="normal" style:font-weight-complex="bold"/>
    </style:style>
    <style:style style:name="T11" style:family="text">
      <style:text-properties fo:font-size="13pt" fo:language="pt" fo:country="BR" fo:font-style="normal" style:text-underline-style="solid" style:text-underline-width="auto" style:text-underline-color="font-color" fo:font-weight="bold" officeooo:rsid="000f74cb" fo:background-color="#cccccc" loext:char-shading-value="0" style:font-size-asian="13pt" style:font-style-asian="normal" style:font-weight-asian="bold" style:font-size-complex="13pt" style:font-style-complex="normal" style:font-weight-complex="bold"/>
    </style:style>
    <style:style style:name="T12" style:family="text">
      <style:text-properties fo:font-size="20pt" fo:font-style="normal" style:text-underline-style="solid" style:text-underline-width="auto" style:text-underline-color="font-color" fo:font-weight="bold" fo:background-color="#cccccc" loext:char-shading-value="0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color="#000000" loext:opacity="100%" fo:font-size="13pt" fo:language="en" fo:country="US" fo:font-style="normal" style:text-underline-style="none" fo:font-weight="normal" officeooo:rsid="000e16b1" fo:background-color="#ffffff" loext:char-shading-value="0" style:font-size-asian="13pt" style:font-style-asian="normal" style:font-weight-asian="normal" style:font-size-complex="13pt" style:font-style-complex="normal" style:font-weight-complex="normal"/>
    </style:style>
    <style:style style:name="T14" style:family="text">
      <style:text-properties fo:color="#000000" loext:opacity="100%" fo:font-size="13pt" fo:language="pt" fo:country="BR" fo:font-style="normal" style:text-underline-style="none" fo:font-weight="normal" officeooo:rsid="000f28b0" fo:background-color="#ffffff" loext:char-shading-value="0" style:font-size-asian="13pt" style:font-style-asian="normal" style:font-weight-asian="normal" style:font-size-complex="13pt" style:font-style-complex="normal" style:font-weight-complex="normal"/>
    </style:style>
    <style:style style:name="T15" style:family="text">
      <style:text-properties fo:color="#000000" loext:opacity="100%" style:font-name="Consolas" fo:font-size="14pt" fo:language="pt" fo:country="BR" fo:font-style="normal" style:text-underline-style="none" fo:font-weight="normal" officeooo:rsid="0017fd58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color="#000000" loext:opacity="100%" style:font-name="Consolas" fo:font-size="12pt" fo:language="pt" fo:country="BR" fo:font-style="normal" style:text-underline-style="none" fo:font-weight="normal" officeooo:rsid="0017fd58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000000" loext:opacity="100%" style:font-name="Consolas" fo:font-size="11pt" fo:language="pt" fo:country="BR" fo:font-style="normal" style:text-underline-style="none" fo:font-weight="normal" officeooo:rsid="0017fd5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color="#000000" loext:opacity="100%" fo:font-size="14pt" fo:language="en" fo:country="US" fo:font-style="normal" style:text-underline-style="none" fo:font-weight="normal" officeooo:rsid="0012c096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color="#000000" loext:opacity="100%" fo:font-size="14pt" fo:language="en" fo:country="US" fo:font-style="normal" style:text-underline-style="solid" style:text-underline-width="auto" style:text-underline-color="font-color" fo:font-weight="bold" officeooo:rsid="0012c096" fo:background-color="#ffffff" loext:char-shading-value="0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fo:color="#000000" loext:opacity="100%" fo:font-weight="normal" style:font-weight-asian="normal" style:font-weight-complex="normal"/>
    </style:style>
    <style:style style:name="T21" style:family="text">
      <style:text-properties fo:language="pt" fo:country="BR"/>
    </style:style>
    <style:style style:name="T22" style:family="text">
      <style:text-properties fo:language="pt" fo:country="BR" officeooo:rsid="00114c8f"/>
    </style:style>
    <style:style style:name="T23" style:family="text">
      <style:text-properties fo:language="pt" fo:country="BR" officeooo:rsid="0017fd58"/>
    </style:style>
    <style:style style:name="T24" style:family="text">
      <style:text-properties officeooo:rsid="000f28b0"/>
    </style:style>
    <style:style style:name="T25" style:family="text">
      <style:text-properties fo:font-style="normal" style:text-underline-style="solid" style:text-underline-width="auto" style:text-underline-color="font-color" fo:font-weight="bold" fo:background-color="#eeeeee" loext:char-shading-value="0" style:font-style-asian="normal" style:font-weight-asian="bold" style:font-style-complex="normal" style:font-weight-complex="bold"/>
    </style:style>
    <style:style style:name="T26" style:family="text">
      <style:text-properties fo:font-style="normal" fo:font-weight="normal"/>
    </style:style>
    <style:style style:name="T27" style:family="text">
      <style:text-properties fo:font-variant="normal" fo:text-transform="none" fo:color="#000000" loext:opacity="100%" fo:font-size="12pt" fo:letter-spacing="normal" fo:language="pt" fo:country="BR" fo:font-style="normal" style:text-underline-style="none" fo:font-weight="normal" officeooo:rsid="000f28b0" fo:background-color="#ffffff" loext:char-shading-value="0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loext:opacity="100%" style:font-name="Consolas" fo:font-size="11pt" fo:letter-spacing="normal" fo:language="pt" fo:country="BR" fo:font-style="normal" fo:font-weight="bold" officeooo:rsid="0017fd58" style:font-size-asian="11pt" style:font-size-complex="11pt" loext:padding="0cm" loext:border="none"/>
    </style:style>
    <style:style style:name="T29" style:family="text">
      <style:text-properties fo:font-variant="normal" fo:text-transform="none" fo:color="#000000" loext:opacity="100%" style:font-name="Consolas" fo:font-size="11pt" fo:letter-spacing="normal" fo:font-style="normal" fo:font-weight="bold" style:font-size-asian="11pt" style:font-size-complex="11pt" loext:padding="0cm" loext:border="none"/>
    </style:style>
    <style:style style:name="T30" style:family="text">
      <style:text-properties fo:font-variant="normal" fo:text-transform="none" fo:color="#000000" loext:opacity="100%" style:font-name="Consolas" fo:font-size="11pt" fo:letter-spacing="normal" fo:font-style="normal" fo:font-weight="normal" style:font-size-asian="11pt" style:font-size-complex="11pt"/>
    </style:style>
    <style:style style:name="T31" style:family="text">
      <style:text-properties fo:font-variant="normal" fo:text-transform="none" fo:color="#000000" loext:opacity="100%" style:font-name="Consolas" fo:font-size="11pt" fo:letter-spacing="normal" fo:font-style="normal" fo:font-weight="normal" style:font-size-asian="11pt" style:font-size-complex="11pt" loext:padding="0cm" loext:border="none"/>
    </style:style>
    <style:style style:name="T32" style:family="text">
      <style:text-properties fo:font-variant="normal" fo:text-transform="none" fo:color="#000000" loext:opacity="100%" style:font-name="Consolas" fo:font-size="11pt" fo:letter-spacing="normal" fo:language="en" fo:country="US" fo:font-style="normal" fo:font-weight="normal" officeooo:rsid="0023d333" style:font-size-asian="11pt" style:font-size-complex="11pt"/>
    </style:style>
    <style:style style:name="T33" style:family="text">
      <style:text-properties fo:font-variant="normal" fo:text-transform="none" fo:color="#000000" loext:opacity="100%" style:font-name="Consolas" fo:font-size="11pt" fo:letter-spacing="normal" fo:language="en" fo:country="US" fo:font-style="normal" fo:font-weight="normal" officeooo:rsid="0025914e" style:font-size-asian="11pt" style:font-size-complex="11pt"/>
    </style:style>
    <style:style style:name="T34" style:family="text">
      <style:text-properties fo:font-variant="normal" fo:text-transform="none" fo:color="#000000" loext:opacity="100%" style:font-name="Consolas" fo:font-size="11pt" fo:letter-spacing="normal" fo:language="en" fo:country="US" fo:font-style="normal" fo:font-weight="normal" style:font-size-asian="11pt" style:font-size-complex="11pt" loext:padding="0cm" loext:border="none"/>
    </style:style>
    <style:style style:name="T35" style:family="text">
      <style:text-properties fo:font-variant="normal" fo:text-transform="none" fo:color="#000000" loext:opacity="100%" style:font-name="Consolas" fo:font-size="11pt" fo:letter-spacing="normal" fo:language="en" fo:country="US" fo:font-style="normal" fo:font-weight="normal" officeooo:rsid="002925e3" style:font-size-asian="11pt" style:font-size-complex="11pt" loext:padding="0cm" loext:border="none"/>
    </style:style>
    <style:style style:name="T36" style:family="text">
      <style:text-properties fo:font-variant="normal" fo:text-transform="none" fo:color="#000000" loext:opacity="100%" style:font-name="Consolas" fo:font-size="11pt" fo:letter-spacing="normal" fo:language="en" fo:country="US" fo:font-style="normal" fo:font-weight="bold" officeooo:rsid="0025914e" style:font-size-asian="11pt" style:font-size-complex="11pt" loext:padding="0cm" loext:border="none"/>
    </style:style>
    <style:style style:name="T37" style:family="text">
      <style:text-properties fo:font-variant="normal" fo:text-transform="none" fo:color="#000000" loext:opacity="100%" style:font-name="Consolas" fo:font-size="11pt" fo:letter-spacing="normal" fo:language="en" fo:country="US" fo:font-style="normal" fo:font-weight="bold" style:font-size-asian="11pt" style:font-size-complex="11pt" loext:padding="0cm" loext:border="none"/>
    </style:style>
    <style:style style:name="T38" style:family="text">
      <style:text-properties fo:font-variant="normal" fo:text-transform="none" fo:color="#000000" loext:opacity="100%" style:font-name="Consolas" fo:font-size="11pt" fo:letter-spacing="normal" fo:language="en" fo:country="US" fo:font-style="normal" fo:font-weight="bold" officeooo:rsid="002925e3" style:font-size-asian="11pt" style:font-size-complex="11pt" loext:padding="0cm" loext:border="none"/>
    </style:style>
    <style:style style:name="T39" style:family="text">
      <style:text-properties fo:font-variant="normal" fo:text-transform="none" fo:color="#000000" loext:opacity="100%" fo:letter-spacing="normal" fo:font-style="normal" fo:font-weight="normal"/>
    </style:style>
    <style:style style:name="T40" style:family="text">
      <style:text-properties fo:font-variant="normal" fo:text-transform="none" fo:color="#000000" loext:opacity="100%" fo:letter-spacing="normal" fo:font-style="normal" fo:font-weight="normal" loext:padding="0cm" loext:border="none"/>
    </style:style>
    <style:style style:name="T41" style:family="text">
      <style:text-properties fo:font-variant="normal" fo:text-transform="none" fo:color="#222222" loext:opacity="100%" style:font-name="Consolas" fo:font-size="11pt" fo:letter-spacing="normal" fo:language="pt" fo:country="BR" fo:font-style="normal" fo:font-weight="normal" officeooo:rsid="0017fd58" style:font-size-asian="11pt" style:font-size-complex="11pt" loext:padding="0cm" loext:border="none"/>
    </style:style>
    <style:style style:name="T42" style:family="text">
      <style:text-properties fo:font-variant="normal" fo:text-transform="none" fo:color="#222222" loext:opacity="100%" style:font-name="Consolas" fo:font-size="11pt" fo:letter-spacing="normal" fo:language="pt" fo:country="BR" fo:font-style="normal" fo:font-weight="normal" officeooo:rsid="001a151c" style:font-size-asian="11pt" style:font-size-complex="11pt" loext:padding="0cm" loext:border="none"/>
    </style:style>
    <style:style style:name="T43" style:family="text">
      <style:text-properties fo:font-variant="normal" fo:text-transform="none" fo:color="#222222" loext:opacity="100%" style:font-name="Consolas" fo:font-size="11pt" fo:letter-spacing="normal" fo:font-style="normal" fo:font-weight="normal" style:font-size-asian="11pt" style:font-size-complex="11pt" loext:padding="0cm" loext:border="none"/>
    </style:style>
    <style:style style:name="T44" style:family="text">
      <style:text-properties fo:font-variant="normal" fo:text-transform="none" fo:color="#222222" loext:opacity="100%" style:font-name="Consolas" fo:font-size="11pt" fo:letter-spacing="normal" fo:font-style="normal" fo:font-weight="bold" style:font-size-asian="11pt" style:font-size-complex="11pt" loext:padding="0cm" loext:border="none"/>
    </style:style>
    <style:style style:name="T45" style:family="text">
      <style:text-properties fo:font-variant="normal" fo:text-transform="none" fo:color="#e08c14" loext:opacity="100%" style:text-line-through-style="none" style:text-line-through-type="none" style:font-name="Consolas" fo:font-size="11pt" fo:letter-spacing="normal" fo:font-style="normal" style:text-underline-style="none" fo:font-weight="normal" style:text-blinking="false" style:font-size-asian="11pt" style:font-size-complex="11pt" loext:padding="0cm" loext:border="none"/>
    </style:style>
    <style:style style:name="T46" style:family="text">
      <style:text-properties fo:font-variant="normal" fo:text-transform="none" fo:color="#ff8000" loext:opacity="100%" style:font-name="Consolas" fo:font-size="11pt" fo:letter-spacing="normal" fo:font-style="normal" fo:font-weight="bold" style:font-size-asian="11pt" style:font-weight-asian="bold" style:font-size-complex="11pt" style:font-weight-complex="bold" loext:padding="0cm" loext:border="none"/>
    </style:style>
    <style:style style:name="T47" style:family="text">
      <style:text-properties fo:font-variant="normal" fo:text-transform="none" fo:color="#81d41a" loext:opacity="100%" style:font-name="Consolas" fo:font-size="11pt" fo:letter-spacing="normal" fo:language="en" fo:country="US" fo:font-style="normal" fo:font-weight="bold" fo:background-color="#000000" loext:char-shading-value="0" style:font-size-asian="11pt" style:font-size-complex="11pt" loext:padding="0cm" loext:border="none"/>
    </style:style>
    <style:style style:name="T48" style:family="text">
      <style:text-properties style:font-name="Consolas" fo:language="en" fo:country="US" style:text-underline-style="none" officeooo:rsid="000f5ef7" fo:background-color="#ffffff" loext:char-shading-value="0"/>
    </style:style>
    <style:style style:name="T49" style:family="text">
      <style:text-properties style:font-name="Consolas" fo:language="pt" fo:country="BR" style:text-underline-style="none" officeooo:rsid="000f74cb" fo:background-color="#ffffff" loext:char-shading-value="0"/>
    </style:style>
    <style:style style:name="T50" style:family="text">
      <style:text-properties style:font-name="Consolas" fo:font-size="11pt" fo:language="en" fo:country="US" officeooo:rsid="001c3b53" style:font-size-asian="11pt" style:font-size-complex="11pt"/>
    </style:style>
    <style:style style:name="T51" style:family="text">
      <style:text-properties style:font-name="Consolas" fo:font-size="11pt" fo:language="en" fo:country="US" officeooo:rsid="001d88aa" style:font-size-asian="11pt" style:font-size-complex="11pt"/>
    </style:style>
    <style:style style:name="T52" style:family="text">
      <style:text-properties style:font-name="Consolas" fo:font-size="11pt" fo:language="en" fo:country="US" officeooo:rsid="0023d333" style:font-size-asian="11pt" style:font-size-complex="11pt"/>
    </style:style>
    <style:style style:name="T53" style:family="text">
      <style:text-properties style:font-name="Consolas" fo:font-size="11pt" fo:language="en" fo:country="US" officeooo:rsid="002450aa" style:font-size-asian="11pt" style:font-size-complex="11pt"/>
    </style:style>
    <style:style style:name="T54" style:family="text">
      <style:text-properties style:font-name="Consolas" fo:font-size="11pt" fo:language="en" fo:country="US" officeooo:rsid="0025914e" style:font-size-asian="11pt" style:font-size-complex="11pt"/>
    </style:style>
    <style:style style:name="T55" style:family="text">
      <style:text-properties style:font-name="Consolas" fo:font-size="11pt" style:font-size-asian="11pt" style:font-size-complex="11pt"/>
    </style:style>
    <style:style style:name="T56" style:family="text">
      <style:text-properties style:font-name="Consolas" fo:font-size="11pt" officeooo:rsid="002925e3" style:font-size-asian="11pt" style:font-size-complex="11pt"/>
    </style:style>
    <style:style style:name="T57" style:family="text">
      <style:text-properties fo:color="#55308d" loext:opacity="100%" style:font-name="Consolas" fo:font-size="13pt" fo:language="pt" fo:country="BR" fo:font-weight="bold" officeooo:rsid="000f74cb" fo:background-color="#cccccc" loext:char-shading-value="0" style:font-size-asian="13pt" style:font-weight-asian="bold" style:font-size-complex="13pt" style:font-weight-complex="bold"/>
    </style:style>
    <style:style style:name="T58" style:family="text">
      <style:text-properties fo:color="#55308d" loext:opacity="100%" style:font-name="Consolas" fo:font-size="13pt" fo:language="pt" fo:country="BR" fo:font-weight="bold" officeooo:rsid="00115814" fo:background-color="#cccccc" loext:char-shading-value="0" style:font-size-asian="13pt" style:font-weight-asian="bold" style:font-size-complex="13pt" style:font-weight-complex="bold"/>
    </style:style>
    <style:style style:name="T59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0" style:family="text">
      <style:text-properties fo:font-size="14pt" style:text-underline-style="solid" style:text-underline-width="auto" style:text-underline-color="font-color" fo:font-weight="bold" officeooo:rsid="0012c096" style:font-size-asian="14pt" style:font-weight-asian="bold" style:font-size-complex="14pt" style:font-weight-complex="bold"/>
    </style:style>
    <style:style style:name="T61" style:family="text">
      <style:text-properties fo:font-size="14pt" style:font-size-asian="14pt" style:font-size-complex="14pt"/>
    </style:style>
    <style:style style:name="T62" style:family="text">
      <style:text-properties officeooo:rsid="0013f1fa"/>
    </style:style>
    <style:style style:name="T63" style:family="text">
      <style:text-properties officeooo:rsid="0015b4e1"/>
    </style:style>
    <style:style style:name="T64" style:family="text">
      <style:text-properties officeooo:rsid="001693bb"/>
    </style:style>
    <style:style style:name="T65" style:family="text">
      <style:text-properties officeooo:rsid="0016e18c"/>
    </style:style>
    <style:style style:name="T66" style:family="text">
      <style:text-properties fo:color="#222222" loext:opacity="100%"/>
    </style:style>
    <style:style style:name="T67" style:family="text">
      <style:text-properties fo:color="#222222" loext:opacity="100%" fo:font-style="normal" fo:font-weight="normal"/>
    </style:style>
    <style:style style:name="T68" style:family="text">
      <style:text-properties fo:color="#222222" loext:opacity="100%" fo:font-style="normal" fo:font-weight="normal" officeooo:rsid="0017fd58"/>
    </style:style>
    <style:style style:name="T69" style:family="text">
      <style:text-properties fo:color="#222222" loext:opacity="100%" fo:language="en" fo:country="US" officeooo:rsid="00250bb6"/>
    </style:style>
    <style:style style:name="T70" style:family="text">
      <style:text-properties fo:font-size="11pt" style:font-size-asian="11pt" style:font-size-complex="11pt"/>
    </style:style>
    <style:style style:name="T71" style:family="text">
      <style:text-properties fo:font-size="11pt" officeooo:rsid="0015b4e1" style:font-size-asian="11pt" style:font-size-complex="11pt"/>
    </style:style>
    <style:style style:name="T72" style:family="text">
      <style:text-properties fo:font-size="11pt" officeooo:rsid="0013f1fa" style:font-size-asian="11pt" style:font-size-complex="11pt"/>
    </style:style>
    <style:style style:name="T73" style:family="text">
      <style:text-properties officeooo:rsid="001a151c"/>
    </style:style>
    <style:style style:name="T74" style:family="text">
      <style:text-properties officeooo:rsid="001c3b53"/>
    </style:style>
    <style:style style:name="T75" style:family="text">
      <style:text-properties fo:color="#ff8000" loext:opacity="100%" fo:font-weight="bold" style:font-weight-asian="bold" style:font-weight-complex="bold"/>
    </style:style>
    <style:style style:name="T76" style:family="text">
      <style:text-properties fo:color="#ff8000" loext:opacity="100%" style:font-name="Consolas" fo:font-size="11pt" fo:language="en" fo:country="US" fo:font-weight="bold" officeooo:rsid="001d88aa" style:font-size-asian="11pt" style:font-weight-asian="bold" style:font-size-complex="11pt" style:font-weight-complex="bold"/>
    </style:style>
    <style:style style:name="T77" style:family="text">
      <style:text-properties fo:color="#ff8000" loext:opacity="100%" style:font-name="Consolas" fo:font-size="11pt" fo:font-weight="bold" style:font-size-asian="11pt" style:font-weight-asian="bold" style:font-size-complex="11pt" style:font-weight-complex="bold"/>
    </style:style>
    <style:style style:name="T78" style:family="text">
      <style:text-properties fo:color="#81d41a" loext:opacity="100%" fo:font-weight="bold" fo:background-color="#000000" loext:char-shading-value="0" style:font-weight-asian="bold" style:font-weight-complex="bold"/>
    </style:style>
    <style:style style:name="T79" style:family="text">
      <style:text-properties fo:color="#81d41a" loext:opacity="100%" fo:font-weight="bold" officeooo:rsid="001d88aa" fo:background-color="#000000" loext:char-shading-value="0" style:font-weight-asian="bold" style:font-weight-complex="bold"/>
    </style:style>
    <style:style style:name="T80" style:family="text">
      <style:text-properties fo:color="#81d41a" loext:opacity="100%" fo:background-color="#000000" loext:char-shading-value="0"/>
    </style:style>
    <style:style style:name="T81" style:family="text">
      <style:text-properties fo:color="#81d41a" loext:opacity="100%" style:font-name="Consolas" fo:font-size="11pt" fo:background-color="#000000" loext:char-shading-value="0" style:font-size-asian="11pt" style:font-size-complex="11pt"/>
    </style:style>
    <style:style style:name="T82" style:family="text">
      <style:text-properties officeooo:rsid="001c8192"/>
    </style:style>
    <style:style style:name="T83" style:family="text">
      <style:text-properties officeooo:rsid="001d88aa"/>
    </style:style>
    <style:style style:name="T84" style:family="text">
      <style:text-properties officeooo:rsid="001ffcdb"/>
    </style:style>
    <style:style style:name="T85" style:family="text">
      <style:text-properties officeooo:rsid="002025c7"/>
    </style:style>
    <style:style style:name="T86" style:family="text">
      <style:text-properties fo:color="#ff0000" loext:opacity="100%"/>
    </style:style>
    <style:style style:name="T87" style:family="text">
      <style:text-properties fo:color="#ff0000" loext:opacity="100%" fo:font-style="normal" fo:font-weight="normal"/>
    </style:style>
    <style:style style:name="T88" style:family="text">
      <style:text-properties officeooo:rsid="00262b34"/>
    </style:style>
    <style:style style:name="T89" style:family="text">
      <style:text-properties officeooo:rsid="002707e9"/>
    </style:style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2">&lt;h2&gt; Curso Proz &lt;/h2&gt;</text:span><text:span text:style-name="T8"><text:line-break/></text:span><text:span text:style-name="T25"><text:line-break/><text:line-break/></text:span><text:span text:style-name="T10">&lt;h3&gt; Lógica Imperativa &lt;/</text:span><text:span text:style-name="T9">h3&gt;<text:line-break/><text:line-break/></text:span><text:span text:style-name="T11">Aulas 01 -</text:span><text:span text:style-name="T9"><text:line-break/><text:line-break/></text:span><text:span text:style-name="T13">*<text:tab/>Algorithms sao apenas instrucoes que formam um caminho para <text:tab/>realizar determinada tarefa.<text:line-break/><text:line-break/></text:span><text:span text:style-name="T14">*<text:tab/></text:span><text:span text:style-name="T27">o pensamento computacional é manusear o computador de forma <text:tab/><text:tab/>criativa e eficaz <text:tab/>para solucionar problemas.</text:span></text:p>
      <text:p text:style-name="P24"><text:tab/>Então, essa forma de pensar é uma competência que está baseada na <text:tab/>resolução de problemas de forma criativa e está fundamentada em <text:tab/>quatro pilares:</text:p>
      <text:list text:style-name="L1">
        <text:list-item>
          <text:list>
            <text:list-header>
              <text:p text:style-name="P49"><text:span text:style-name="T24">D</text:span>ecomposição;</text:p>
              <text:p text:style-name="P50"><text:span text:style-name="T24">r</text:span>econhecimento de padrões;</text:p>
              <text:p text:style-name="P50"><text:span text:style-name="T24">a</text:span>bstração;</text:p>
              <text:p text:style-name="P49"><text:span text:style-name="T24">P</text:span>ensamento algorítmico ou simplesmente algoritmo.</text:p>
            </text:list-header>
          </text:list>
        </text:list-item>
      </text:list>
      <text:p text:style-name="P2"><text:span text:style-name="T48"><text:line-break/>*<text:tab/><text:tab/>ex: <text:s/>2-10-12-16-17-18-19-? <text:line-break/><text:tab/><text:tab/>Resposta: <text:s/></text:span><text:span text:style-name="T49">200 ( Todos começam com D) <text:line-break/><text:line-break/></text:span><text:span text:style-name="T57">Aulas 02-</text:span><text:span text:style-name="T58"> 30/01/2024</text:span></text:p>
      <text:p text:style-name="P3"><text:span text:style-name="T21">*<text:tab/>Construindo um algoritimo: <text:line-break/> </text:span><text:span text:style-name="T1">1-Entrada<text:line-break/> 2-Processamento <text:line-break/> 3-Saida.<text:line-break/><text:line-break/></text:span><text:span text:style-name="T2">*<text:tab/>Descricao narrativa: Utiliza a sequencia natural do cotidiano.<text:line-break/> OBS → O Algoritimo nao vai entender, precisa ser descricao detalhada.<text:line-break/><text:line-break/>*<text:tab/>Tipos de Dados: <text:line-break/><text:line-break/> 1- Inteiros<text:line-break/> 2- Reais <text:line-break/> 3- Character<text:line-break/> 4- Logicos</text:span></text:p>
      <text:p text:style-name="P5"/>
      <text:p text:style-name="P5"/>
      <text:p text:style-name="P5"/>
      <text:p text:style-name="P3"><text:soft-page-break/><text:span text:style-name="T2">*<text:tab/></text:span><text:span text:style-name="T22">Apresentando Dados na tela:</text:span></text:p>
      <text:p text:style-name="P4"><text:span text:style-name="T22"><text:tab/></text:span><text:span text:style-name="T2">Ex: <text:s/>var nome: character</text:span></text:p>
      <text:p text:style-name="P6"><text:tab/><text:tab/>inicio <text:line-break/><text:tab/><text:tab/>escreva(“me informe seu nome!”)</text:p>
      <text:p text:style-name="P6"><text:tab/><text:tab/>leia(nome)</text:p>
      <text:p text:style-name="P7"><text:tab/><text:tab/>escreva(“o seu nome e”, nome)<text:line-break/><text:tab/><text:tab/>Fimalgoritimo;<text:line-break/><text:line-break/></text:p>
      <text:p text:style-name="P17">Aula 2 - 01/02/2024</text:p>
      <text:p text:style-name="P8"/>
      <text:p text:style-name="P8">*<text:tab/>Nomenclatures:</text:p>
      <text:p text:style-name="P8"><text:tab/>→ <text:tab/>Float = real <text:line-break/><text:tab/><text:tab/>Boleano = Lógico</text:p>
      <text:p text:style-name="P8"><text:tab/><text:tab/>Int = inteiro</text:p>
      <text:p text:style-name="P8"><text:tab/><text:tab/>char = character</text:p>
      <text:p text:style-name="P8"/>
      <text:p text:style-name="P8">*<text:tab/>O que e comando de entrada e de saida ?<text:line-break/><text:tab/></text:p>
      <text:p text:style-name="P9"><text:tab/>→ <text:tab/>Comando de entrada recebe dados (Output) <text:line-break/><text:tab/><text:tab/>Comando de Saida entrega o resultado (Input)<text:line-break/><text:line-break/><text:span text:style-name="T59">Aula </text:span><text:span text:style-name="T60">3</text:span><text:span text:style-name="T59"> – 0</text:span><text:span text:style-name="T60">3</text:span><text:span text:style-name="T59">/02/2024</text:span></text:p>
      <text:p text:style-name="P18"/>
      <text:p text:style-name="P31"><text:span text:style-name="T18">*<text:tab/>Tabela Conjucao:</text:span><text:span text:style-name="T19"/></text:p>
      <text:p text:style-name="P15"><text:tab/>VV=V<text:line-break/><text:tab/>VF=F</text:p>
      <text:p text:style-name="P12"><text:tab/>FV=F<text:line-break/><text:tab/>FF=F<text:line-break/><text:line-break/></text:p>
      <text:p text:style-name="P12"/>
      <text:p text:style-name="P12"/>
      <text:p text:style-name="P12"/>
      <text:p text:style-name="P10"><text:soft-page-break/><text:span text:style-name="T61">*<text:tab/>Tabela Disjuncao:</text:span></text:p>
      <text:p text:style-name="P20"><text:tab/>VV=V<text:line-break/><text:tab/>VF=V<text:line-break/><text:tab/>FV=V</text:p>
      <text:p text:style-name="P12"><text:span text:style-name="T70"><text:tab/>FF=F</text:span><text:line-break/><text:line-break/>*<text:tab/>Tabela Negacao:<text:line-break/><text:span text:style-name="T70"><text:line-break/><text:tab/>Nao V = F<text:line-break/><text:tab/>Nao F = V</text:span><text:line-break/><text:line-break/>*<text:tab/>Ordem:</text:p>
      <text:p text:style-name="P20"><text:tab/>1-Aritimeticos 2-Relacionais 3-Logicos</text:p>
      <text:p text:style-name="P20"/>
      <text:p text:style-name="P12"><text:span text:style-name="T70"><text:tab/>1-Negacao <text:tab/>2-Conjucao<text:tab/>3-Disjucao</text:span><text:line-break/><text:line-break/>*<text:tab/>Tabela-Verdade</text:p>
      <text:p text:style-name="P20"><text:tab/>p q p^q <text:tab/>(E)<text:line-break/><text:tab/>p q pvq<text:tab/>(ou)<text:line-break/><text:tab/>p q p=&gt;q<text:tab/></text:p>
      <text:p text:style-name="P21"><text:tab/>p q p&lt;=&gt;q<text:tab/><text:line-break/></text:p>
      <text:p text:style-name="P13">&lt;<text:span text:style-name="T62">h3&gt; Estruturas Conditionals &lt;/h3&gt; <text:line-break/><text:line-break/>* <text:tab/>Quatro tipos: </text:span></text:p>
      <text:p text:style-name="P22"><text:tab/>1- Structural Simples <text:line-break/><text:tab/>2- Structural Compost </text:p>
      <text:p text:style-name="P21"><text:tab/><text:span text:style-name="T62">3- Structural Encadeada </text:span></text:p>
      <text:p text:style-name="P21"><text:tab/><text:span text:style-name="T62">4- Structural Multiple Choices</text:span></text:p>
      <text:p text:style-name="P21"/>
      <text:p text:style-name="P13"/>
      <text:p text:style-name="P13"/>
      <text:p text:style-name="P16">*<text:tab/>Simples:</text:p>
      <text:p text:style-name="P16"><text:tab/> Termos FIM e FIMSE. Exemplo → <text:tab/></text:p>
      <text:p text:style-name="P14"><text:span text:style-name="T62"><text:tab/><text:tab/><text:tab/></text:span><text:span text:style-name="T72"><text:tab/>SE( 60&gt; 40) ENTAO </text:span></text:p>
      <text:p text:style-name="P21"><text:tab/><text:tab/><text:tab/><text:tab/><text:span text:style-name="T62">ESCREVA (“VERDADE”) FIMSE.</text:span></text:p>
      <text:p text:style-name="P21"><text:soft-page-break/></text:p>
      <text:p text:style-name="P16">*<text:tab/>Compost:</text:p>
      <text:p text:style-name="P13"><text:tab/><text:span text:style-name="T62">Termos FIM, SENAO, FIMSE</text:span></text:p>
      <text:p text:style-name="P14"><text:tab/><text:span text:style-name="T62">Exemplo → <text:tab/></text:span></text:p>
      <text:p text:style-name="P14"><text:span text:style-name="T62"><text:tab/><text:tab/><text:tab/><text:tab/></text:span><text:span text:style-name="T72">SE(20&gt;10)ENTAO</text:span></text:p>
      <text:p text:style-name="P21"><text:tab/><text:tab/><text:tab/><text:tab/><text:span text:style-name="T62">ESCREVA(“VERDADE”);</text:span></text:p>
      <text:p text:style-name="P21"><text:tab/><text:tab/><text:tab/><text:tab/><text:span text:style-name="T62">SENAO</text:span></text:p>
      <text:p text:style-name="P21"><text:tab/><text:tab/><text:tab/><text:tab/><text:span text:style-name="T62">ESCREVA(“FALSO”)</text:span></text:p>
      <text:p text:style-name="P13"><text:span text:style-name="T70"><text:tab/><text:tab/><text:tab/><text:tab/></text:span><text:span text:style-name="T72">FIMSE;</text:span><text:line-break/></text:p>
      <text:p text:style-name="P16">*<text:tab/>ENCADEADA:</text:p>
      <text:p text:style-name="P16"><text:tab/>Termos SE e SENAO, finalizando com FIMSE para cada SE <text:tab/>aberto.</text:p>
      <text:p text:style-name="P12"><text:tab/><text:span text:style-name="T62">Exemplo →<text:tab/><text:tab/></text:span><text:span text:style-name="T71">SE(IDADE&gt;=18)ENTAO</text:span></text:p>
      <text:p text:style-name="P20"><text:tab/><text:tab/><text:tab/><text:tab/><text:span text:style-name="T63">ESCREVA(“ADULTO”)SENAO</text:span></text:p>
      <text:p text:style-name="P20"><text:tab/><text:tab/><text:tab/><text:tab/><text:span text:style-name="T63">SE(IDADE&gt;=13)ENTAO</text:span></text:p>
      <text:p text:style-name="P20"><text:tab/><text:tab/><text:tab/><text:tab/><text:span text:style-name="T63">ESCREVA(“ADOLESCENTE”)SENAO</text:span></text:p>
      <text:p text:style-name="P20"><text:tab/><text:tab/><text:tab/><text:tab/><text:span text:style-name="T63">ESCREVA(“CRIANCA”)<text:line-break/><text:tab/><text:tab/><text:tab/><text:tab/>FIMSE;</text:span></text:p>
      <text:p text:style-name="P20"><text:tab/><text:tab/><text:tab/><text:tab/><text:span text:style-name="T63">FIMSE;<text:line-break/><text:line-break/><text:tab/></text:span></text:p>
      <text:p text:style-name="P12"/>
      <text:p text:style-name="P11"/>
      <text:p text:style-name="P11">*<text:tab/>CHOICE:</text:p>
      <text:p text:style-name="P11"><text:tab/>Termos <text:span text:style-name="T64">ESCOLHA</text:span>, <text:span text:style-name="T64">CASO</text:span> e <text:span text:style-name="T64">FIMESCOLHA</text:span>.</text:p>
      <text:p text:style-name="P11"><text:tab/>Exemplo → <text:tab/><text:tab/></text:p>
      <text:p text:style-name="P11"><text:tab/><text:tab/><text:tab/><text:span text:style-name="T70"><text:tab/>ESCOLHA X</text:span></text:p>
      <text:p text:style-name="P19"><text:tab/><text:tab/><text:tab/><text:tab/>CASO01<text:line-break/><text:tab/><text:tab/><text:tab/><text:tab/>ESCREVA(“FUTEBOL”);<text:line-break/><text:tab/><text:tab/><text:tab/><text:tab/>CASO02</text:p>
      <text:p text:style-name="P19"><text:tab/><text:tab/><text:tab/><text:tab/>ESCREVA(“Volei”);</text:p>
      <text:p text:style-name="P19"><text:tab/><text:tab/><text:tab/><text:tab/>CASO03</text:p>
      <text:p text:style-name="P19"><text:soft-page-break/><text:tab/><text:tab/><text:tab/><text:tab/>ESCREVA(“BASQUETE”);<text:line-break/><text:tab/><text:tab/><text:tab/><text:tab/>OUTROCASO<text:line-break/><text:tab/><text:tab/><text:tab/><text:tab/>ESCREVA(“OPCAO ERRADA”);</text:p>
      <text:p text:style-name="P11"><text:span text:style-name="T70"><text:tab/><text:tab/><text:tab/><text:tab/>FIMESCOLHA;<text:line-break/></text:span><text:line-break/><text:span text:style-name="T65">* </text:span><text:span text:style-name="T23">Exemplo 2 → </text:span></text:p>
      <text:p text:style-name="P30"><text:span text:style-name="T15"><text:tab/></text:span><text:span text:style-name="T16"><text:tab/><text:tab/></text:span><text:span text:style-name="T17"><text:tab/></text:span><text:span text:style-name="Strong_20_Emphasis"><text:span text:style-name="T28">Var</text:span></text:span></text:p>
      <text:p text:style-name="P27"><text:tab/><text:tab/><text:tab/><text:tab/>numero1, numero2, resultado : Real</text:p>
      <text:p text:style-name="P27"><text:tab/><text:tab/><text:tab/><text:tab/>operação : Caractere</text:p>
      <text:p text:style-name="P29"><text:span text:style-name="Strong_20_Emphasis"><text:span text:style-name="T29"/></text:span></text:p>
      <text:p text:style-name="P29"><text:span text:style-name="Strong_20_Emphasis"><text:span text:style-name="T29"><text:tab/><text:tab/><text:tab/><text:tab/>Inicio</text:span></text:span></text:p>
      <text:p text:style-name="P25"><text:span text:style-name="T66"><text:tab/><text:tab/><text:tab/><text:tab/></text:span><text:span text:style-name="T67">escreva ("Digite o primeiro número: ")</text:span></text:p>
      <text:p text:style-name="P25"><text:span text:style-name="T66"><text:tab/><text:tab/><text:tab/><text:tab/></text:span><text:span text:style-name="T67">leia (numero1)</text:span></text:p>
      <text:p text:style-name="P26"><text:span text:style-name="T66"><text:tab/><text:tab/><text:tab/><text:tab/></text:span><text:span text:style-name="T67">escreva ("Digite o símbolo da operação: ")</text:span></text:p>
      <text:p text:style-name="P26"><text:span text:style-name="T67"><text:tab/><text:tab/><text:tab/><text:tab/></text:span><text:span text:style-name="T68">l</text:span><text:span text:style-name="T67">eia (operação)</text:span></text:p>
      <text:p text:style-name="P26"><text:span text:style-name="T66"><text:tab/><text:tab/><text:tab/><text:tab/></text:span><text:span text:style-name="T67">escreva ("Digite o segundo número: ")</text:span></text:p>
      <text:p text:style-name="P26"><text:span text:style-name="T67"><text:tab/><text:tab/><text:tab/><text:tab/></text:span><text:span text:style-name="T68">l</text:span><text:span text:style-name="T67">eia (numero2)</text:span></text:p>
      <text:p text:style-name="P23"><text:tab/><text:tab/><text:tab/><text:tab/></text:p>
      <text:p text:style-name="Text_20_body"><text:span text:style-name="T17"><text:tab/><text:tab/><text:tab/><text:tab/></text:span><text:span text:style-name="Strong_20_Emphasis"><text:span text:style-name="T28">escolha </text:span></text:span><text:span text:style-name="T41">opera</text:span><text:span text:style-name="T42">ção</text:span></text:p>
      <text:p text:style-name="Text_20_body"><text:span text:style-name="Strong_20_Emphasis"><text:span text:style-name="T29"><text:tab/><text:tab/><text:tab/><text:tab/>caso</text:span></text:span><text:span text:style-name="T43">"+"</text:span></text:p>
      <text:p text:style-name="P46"><text:tab/><text:tab/><text:tab/><text:tab/>resultado &lt;- numero1 + numero2</text:p>
      <text:p text:style-name="Text_20_body"><text:span text:style-name="Strong_20_Emphasis"><text:span text:style-name="T44"><text:tab/><text:tab/><text:tab/><text:tab/></text:span></text:span><text:span text:style-name="Strong_20_Emphasis"><text:span text:style-name="T29">caso </text:span></text:span><text:span text:style-name="T43">"-"</text:span></text:p>
      <text:p text:style-name="P46"><text:tab/><text:tab/><text:tab/><text:tab/>resultado &lt;- numero1 - numero2</text:p>
      <text:p text:style-name="Text_20_body"><text:span text:style-name="Strong_20_Emphasis"><text:span text:style-name="T44"><text:tab/><text:tab/><text:tab/><text:tab/></text:span></text:span><text:span text:style-name="Strong_20_Emphasis"><text:span text:style-name="T29">caso </text:span></text:span><text:span text:style-name="T43">"*"</text:span></text:p>
      <text:p text:style-name="P46"><text:tab/><text:tab/><text:tab/><text:tab/>resultado &lt;- numero1 * numero2</text:p>
      <text:p text:style-name="Text_20_body"><text:span text:style-name="Strong_20_Emphasis"><text:span text:style-name="T44"><text:tab/><text:tab/><text:tab/><text:tab/></text:span></text:span><text:span text:style-name="Strong_20_Emphasis"><text:span text:style-name="T29">caso </text:span></text:span><text:span text:style-name="T43">"/"</text:span></text:p>
      <text:p text:style-name="P46"><text:tab/><text:tab/><text:tab/><text:tab/>resultado &lt;- numero1 / numero2</text:p>
      <text:p text:style-name="Text_20_body"><text:span text:style-name="Strong_20_Emphasis"><text:span text:style-name="T44"><text:tab/><text:tab/><text:tab/><text:tab/></text:span></text:span><text:span text:style-name="Strong_20_Emphasis"><text:span text:style-name="T29">fimescolha</text:span></text:span></text:p>
      <text:p text:style-name="P46"><text:tab/><text:tab/><text:tab/><text:tab/>escreva ("Resultado: ", resultado)<text:line-break/></text:p>
      <text:p text:style-name="P32"><text:span text:style-name="T73">*<text:tab/><text:tab/><text:tab/><text:tab/></text:span>Nesse algoritmo, o usuário poderia escolher entre quatro <text:tab/><text:tab/><text:tab/><text:tab/>opções de operadores e, dependendo do operador, <text:tab/><text:tab/><text:tab/><text:tab/><text:tab/>instruções diferentes são executadas para mostrar o <text:tab/><text:tab/><text:tab/><text:tab/><text:tab/>resultado final.</text:p>
      <text:p text:style-name="P32"><text:tab/></text:p>
      <text:p text:style-name="P32"/>
      <text:p text:style-name="P32"/>
      <text:p text:style-name="P32"/>
      <text:p text:style-name="P32"/>
      <text:p text:style-name="P33"><text:soft-page-break/>&lt;h3&gt;Aula 04 – Estruturas de repetição &lt;/h3&gt;<text:line-break/><text:line-break/>*<text:tab/>Funcionamento:<text:line-break/><text:line-break/><text:tab/><text:span text:style-name="T1">Deve ter um valor inicial e para parar o valor limite de parada deve ser <text:tab/>superior ao valor inicial </text:span></text:p>
      <text:p text:style-name="P33"/>
      <text:p text:style-name="P36">*<text:tab/>Instrucoes algoritimo:</text:p>
      <text:p text:style-name="P36"/>
      <text:p text:style-name="P36"><text:tab/>contadoralgoritimo ()</text:p>
      <text:p text:style-name="P36"><text:tab/>Var</text:p>
      <text:p text:style-name="P36"><text:tab/><text:tab/>contador:inteiro</text:p>
      <text:p text:style-name="P36"><text:tab/>Inicio</text:p>
      <text:p text:style-name="P36"><text:tab/><text:tab/>escreva(contador)</text:p>
      <text:p text:style-name="P36"><text:tab/><text:tab/>fimpara</text:p>
      <text:p text:style-name="P36"/>
      <text:p text:style-name="P42">*<text:tab/>Estrutura com teste no INICIO:</text:p>
      <text:p text:style-name="P38"><text:tab/><text:tab/>Em caso de instrucao teste no incio do codigo, o algoritimo so sera <text:tab/><text:tab/>executado se a mesma for verdadeira.</text:p>
      <text:p text:style-name="P36"><text:tab/><text:tab/><text:span text:style-name="T74">Quando resultado for falso ele para de se repetir! Para isso <text:tab/><text:tab/><text:tab/>utilizaremos enquanto faca e fimenquanto.</text:span></text:p>
      <text:p text:style-name="P36"/>
      <text:p text:style-name="P37">*<text:tab/>Exemplo 1 :</text:p>
      <text:p text:style-name="P57"><text:tab/>algoritimo_fim_enquanto ()</text:p>
      <text:p text:style-name="P37"><text:tab/><text:span text:style-name="T75">Var </text:span>contador,numero:inteiro</text:p>
      <text:p text:style-name="P39"><text:span text:style-name="T75"><text:tab/>Incio</text:span> </text:p>
      <text:p text:style-name="P37"><text:tab/><text:tab/><text:span text:style-name="T20">contador</text:span> ← 1 // recebeu a atribuicao do contador 1 </text:p>
      <text:p text:style-name="P37"><text:tab/><text:tab/><text:span text:style-name="T78">enquanto</text:span> (contador &lt;=10) faca</text:p>
      <text:p text:style-name="P37"><text:tab/><text:tab/><text:span text:style-name="T78">escreva</text:span>(“digite um numero:”)</text:p>
      <text:p text:style-name="P37"><text:tab/><text:tab/><text:span text:style-name="T78">leia</text:span> (numero)</text:p>
      <text:p text:style-name="P37"><text:tab/><text:tab/><text:span text:style-name="T78">escreva</text:span> (“o numero digitado foi” numero)</text:p>
      <text:p text:style-name="P37"><text:tab/><text:tab/>contador ← contador +1 // recebeu <text:span text:style-name="T82">incremento do contador</text:span> +1</text:p>
      <text:p text:style-name="P37"><text:tab/><text:tab/><text:span text:style-name="T78">fimenquanto</text:span></text:p>
      <text:p text:style-name="P40"/>
      <text:p text:style-name="P40"/>
      <text:p text:style-name="P40"/>
      <text:p text:style-name="P40"><text:soft-page-break/><text:span text:style-name="T83">*<text:tab/></text:span><text:span text:style-name="T84">Teste no final:</text:span></text:p>
      <text:p text:style-name="P53"><text:tab/><text:tab/>Instrucoes com testes no final do codigo, algoritimo sera executado <text:tab/><text:tab/>ao menos uma vez, repetindo sempre que a expressao logica for <text:tab/><text:tab/><text:tab/>falsa no final da estrutura.</text:p>
      <text:p text:style-name="P38"><text:tab/><text:tab/><text:span text:style-name="T83">Caso seja verdadeira utilizaremos : Repita e Ate</text:span></text:p>
      <text:p text:style-name="P38"/>
      <text:p text:style-name="P42">*<text:tab/>Exemplo 2 :</text:p>
      <text:p text:style-name="P47"><text:span text:style-name="T50"><text:tab/></text:span><text:span text:style-name="T76">algoritimo_repita_ate ()</text:span></text:p>
      <text:p text:style-name="P47"><text:span text:style-name="T50"><text:tab/></text:span><text:span text:style-name="T76">Var<text:tab/></text:span><text:span text:style-name="T51">contador, numero : inteiro</text:span></text:p>
      <text:p text:style-name="P47"><text:span text:style-name="T50"><text:tab/></text:span><text:span text:style-name="T76">Inicio</text:span></text:p>
      <text:p text:style-name="P38"><text:tab/><text:tab/><text:span text:style-name="T83">contador ← 1</text:span></text:p>
      <text:p text:style-name="P38"><text:tab/><text:span text:style-name="T79">repita</text:span></text:p>
      <text:p text:style-name="P38"><text:span text:style-name="T83"><text:tab/></text:span><text:span text:style-name="T79">escreva</text:span><text:span text:style-name="T83"> (“digite um numero”)</text:span></text:p>
      <text:p text:style-name="P38"><text:tab/><text:span text:style-name="T79">leia</text:span><text:span text:style-name="T83">(numero)</text:span></text:p>
      <text:p text:style-name="P38"><text:tab/><text:span text:style-name="T79">escreva</text:span><text:span text:style-name="T83"> (“o numero digitado foi:” numero)</text:span></text:p>
      <text:p text:style-name="P38"><text:tab/><text:span text:style-name="T83">contador ← contador +1 // recebeu o incremento </text:span></text:p>
      <text:p text:style-name="P41"><text:tab/><text:span text:style-name="T79">ate</text:span><text:span text:style-name="T83"> (contador&gt;10)</text:span></text:p>
      <text:p text:style-name="P41"/>
      <text:p text:style-name="P41"><text:span text:style-name="T83">*<text:tab/></text:span><text:span text:style-name="T85">Estrutura Variavel de controle:</text:span></text:p>
      <text:p text:style-name="P54"><text:tab/><text:tab/>utilizando a estrutura : Para</text:p>
      <text:p text:style-name="P38"><text:tab/><text:tab/><text:span text:style-name="T83">Aplicada sempre que tivermos uma variavel de controle.</text:span></text:p>
      <text:p text:style-name="P38"><text:tab/><text:tab/><text:span text:style-name="T83">Para definir o inicio e o fim da repeticao : “para /faca” e <text:tab/><text:tab/><text:tab/>“fimpara”</text:span></text:p>
      <text:p text:style-name="P38"/>
      <text:p text:style-name="P42">*<text:tab/>Exemplo 3:</text:p>
      <text:p text:style-name="P42"><text:tab/><text:span text:style-name="T75">algoritimo_para()</text:span></text:p>
      <text:p text:style-name="P42"><text:tab/><text:span text:style-name="T75">Var</text:span></text:p>
      <text:p text:style-name="P42"><text:tab/><text:tab/>numero,contador :inteiro</text:p>
      <text:p text:style-name="P42"><text:tab/><text:span text:style-name="T75">inicio</text:span></text:p>
      <text:p text:style-name="P42"><text:tab/><text:span text:style-name="T80">para</text:span> contador de 1 a 10 <text:span text:style-name="T80">faca</text:span></text:p>
      <text:p text:style-name="P42"><text:tab/><text:span text:style-name="T80">escreva</text:span>(“digite um numero”)</text:p>
      <text:p text:style-name="P42"><text:tab/><text:span text:style-name="T80">leia</text:span> (numero)</text:p>
      <text:p text:style-name="P42"><text:tab/><text:span text:style-name="T80">escreva</text:span>(“o numero digitado foi” numero)</text:p>
      <text:p text:style-name="P42"><text:tab/><text:span text:style-name="T80">fimpara</text:span></text:p>
      <text:p text:style-name="P34"><text:soft-page-break/><text:span text:style-name="T3">*<text:tab/></text:span><text:span text:style-name="T39">Assim, as estruturas de repetição são categorizadas em:</text:span></text:p>
      <text:list text:style-name="L2">
        <text:list-item>
          <text:list>
            <text:list-item>
              <text:p text:style-name="P51">estrutura com teste no início;</text:p>
            </text:list-item>
            <text:list-item>
              <text:p text:style-name="P51">estrutura com teste no final;</text:p>
            </text:list-item>
            <text:list-item>
              <text:p text:style-name="P51">estrutura com variável de controle, que tem o teste previamente determinado através de uma variável de controle.</text:p>
            </text:list-item>
          </text:list>
        </text:list-item>
      </text:list>
      <text:p text:style-name="P28"/>
      <text:p text:style-name="P28">*<text:tab/>Etapas:</text:p>
      <text:p text:style-name="P28"/>
      <text:p text:style-name="P35"><text:span text:style-name="T4"><text:tab/><text:tab/></text:span><text:span text:style-name="T5">1-</text:span>Toda estrutura de repetição deve ter uma variável contadora, que <text:tab/><text:tab/>tem a função de controlar o número de repetições.</text:p>
      <text:p text:style-name="P35"/>
      <text:p text:style-name="P48"><text:span text:style-name="T55"><text:tab/><text:tab/></text:span><text:span text:style-name="T52">2-</text:span><text:span text:style-name="T55">Além disso, uma estrutura de repetição, deve ter uma condição que <text:tab/><text:tab/>indica quando a repetição irá iniciar e quando irá finalizar.</text:span></text:p>
      <text:p text:style-name="P48"><text:span text:style-name="T30"><text:line-break/><text:tab/><text:tab/></text:span><text:span text:style-name="T32">3-</text:span><text:span text:style-name="T30">Por fim, temos o </text:span><text:span text:style-name="Strong_20_Emphasis"><text:span text:style-name="T29">incremento</text:span></text:span><text:span text:style-name="T30">, que especifica um valor a ser <text:tab/><text:tab/><text:tab/>incrementado na variável contadora.</text:span></text:p>
      <text:p text:style-name="P32"/>
      <text:p text:style-name="P44">*<text:tab/>TESTE INICIO:</text:p>
      <text:p text:style-name="P44"/>
      <text:p text:style-name="Text_20_body"><text:span text:style-name="T53"><text:tab/></text:span><text:span text:style-name="T30">Para a </text:span><text:a xlink:type="simple" xlink:href="http://www.inf.ufsc.br/~lau.lung/INE5201/Aula%207%20-%20ESTRUTURA_DE_REPETICAO.pdf" office:target-frame-name="_blank" xlink:show="new" text:style-name="Internet_20_link" text:visited-style-name="Visited_20_Internet_20_Link"><text:span text:style-name="T45">estrutura com teste no início</text:span></text:a><text:span text:style-name="T30">, é usada a seguinte sintaxe:</text:span></text:p>
      <text:p text:style-name="P32"><text:span text:style-name="T86"><text:tab/><text:tab/>contador </text:span><text:span text:style-name="T66">← </text:span><text:span text:style-name="T69">atribuicao </text:span><text:span text:style-name="T86">variável contadora</text:span></text:p>
      <text:p text:style-name="P32"><text:span text:style-name="T86"><text:tab/><text:tab/>enquanto </text:span><text:span text:style-name="T66">(</text:span><text:span text:style-name="T86">contador </text:span><text:span text:style-name="T66">&lt; </text:span><text:span text:style-name="T86">condição</text:span><text:span text:style-name="T66">) </text:span><text:span text:style-name="T86">faca</text:span></text:p>
      <text:p text:style-name="P32"><text:tab/><text:tab/>(instruções a serem realizadas durante a repetição)</text:p>
      <text:p text:style-name="P32"><text:span text:style-name="T87"><text:tab/><text:tab/>contador </text:span><text:span text:style-name="T67">← </text:span><text:span text:style-name="T87">contador </text:span><text:span text:style-name="T67">+ </text:span><text:span text:style-name="T87">incremento</text:span></text:p>
      <text:p text:style-name="P32"><text:tab/><text:tab/>fimenquanto</text:p>
      <text:p text:style-name="P32"/>
      <text:p text:style-name="P32"><text:tab/><text:span text:style-name="T6">Exemplo pratico:</text:span></text:p>
      <text:p text:style-name="Text_20_body"><text:span text:style-name="T54"><text:tab/><text:tab/><text:tab/></text:span><text:span text:style-name="Strong_20_Emphasis"><text:span text:style-name="T36">Var</text:span></text:span></text:p>
      <text:p text:style-name="P32"><text:tab/><text:tab/><text:tab/>contador: inteiro</text:p>
      <text:p text:style-name="Text_20_body"><text:span text:style-name="Strong_20_Emphasis"><text:span text:style-name="T55"><text:tab/><text:tab/><text:tab/>Inicio</text:span></text:span></text:p>
      <text:p text:style-name="P32"><text:tab/><text:tab/><text:tab/><text:tab/>contador &lt;- 1</text:p>
      <text:p text:style-name="Text_20_body"><text:span text:style-name="Strong_20_Emphasis"><text:span text:style-name="T29"><text:tab/><text:tab/><text:tab/><text:tab/>enquanto </text:span></text:span><text:span text:style-name="T30">(contador &lt;= 10</text:span><text:span text:style-name="T33">) </text:span><text:span text:style-name="Strong_20_Emphasis"><text:span text:style-name="T29">faca</text:span></text:span></text:p>
      <text:p text:style-name="P56"><text:tab/><text:tab/><text:tab/><text:tab/>Escreval ("Eu amo lógica!")</text:p>
      <text:p text:style-name="P56"><text:tab/><text:tab/><text:tab/><text:tab/>contador &lt;- contador + 1</text:p>
      <text:p text:style-name="Text_20_body"><text:span text:style-name="Strong_20_Emphasis"><text:span text:style-name="T29"><text:tab/><text:tab/><text:tab/><text:tab/>fimenquanto</text:span></text:span></text:p>
      <text:p text:style-name="Text_20_body"><text:span text:style-name="Strong_20_Emphasis"><text:span text:style-name="T29"/></text:span></text:p>
      <text:p text:style-name="P32"/>
      <text:p text:style-name="P43"><text:soft-page-break/><text:span text:style-name="T88">*<text:tab/>ESTRUTURA TESTE NO FINAL:</text:span></text:p>
      <text:p text:style-name="P43"/>
      <text:p text:style-name="P43"><text:tab/><text:span text:style-name="T88">Estrutura com a seguinte sintaxe:</text:span></text:p>
      <text:p text:style-name="P43"><text:tab/></text:p>
      <text:p text:style-name="P43"><text:tab/><text:span text:style-name="T88">contador ← inicializacao</text:span></text:p>
      <text:p text:style-name="P43"><text:tab/><text:span text:style-name="T88">repita</text:span></text:p>
      <text:p text:style-name="P43"><text:tab/><text:span text:style-name="T88">(instrucoes a serem executadas no loop)</text:span></text:p>
      <text:p text:style-name="P43"><text:tab/><text:span text:style-name="T88">contador ← contador + incremento<text:line-break/><text:tab/>ate (contador &gt; condicao)</text:span><text:tab/></text:p>
      <text:p text:style-name="P43"/>
      <text:p text:style-name="P43"><text:tab/><text:span text:style-name="T89">Exemplo pratico:</text:span></text:p>
      <text:p text:style-name="P43"><text:tab/></text:p>
      <text:p text:style-name="Text_20_body"><text:span text:style-name="T51"><text:tab/></text:span><text:span text:style-name="Strong_20_Emphasis"><text:span text:style-name="T46">var</text:span></text:span></text:p>
      <text:p text:style-name="P32"><text:tab/><text:tab/><text:span text:style-name="T26">numero : inteiro</text:span></text:p>
      <text:p text:style-name="P32"><text:tab/><text:tab/><text:span text:style-name="T26">contador : inteiro</text:span></text:p>
      <text:p text:style-name="Text_20_body"><text:span text:style-name="Strong_20_Emphasis"><text:span text:style-name="T55"><text:tab/></text:span></text:span><text:span text:style-name="Strong_20_Emphasis"><text:span text:style-name="T77">inicio</text:span></text:span></text:p>
      <text:p text:style-name="P46"><text:tab/><text:tab/>contador &lt;- 0</text:p>
      <text:p text:style-name="Text_20_body"><text:span text:style-name="Strong_20_Emphasis"><text:span text:style-name="T29"><text:tab/><text:tab/>REPITA</text:span></text:span></text:p>
      <text:p text:style-name="P46"><text:tab/><text:tab/>ESCREVA ("Digite um número para a somar: ")</text:p>
      <text:p text:style-name="P46"><text:tab/><text:tab/>LEIA (numero)</text:p>
      <text:p text:style-name="P46"><text:tab/><text:tab/>contador &lt;- contador + numero</text:p>
      <text:p text:style-name="P46"><text:tab/><text:tab/>ESCREVA ("Total: ", contador)</text:p>
      <text:p text:style-name="Text_20_body"><text:span text:style-name="Strong_20_Emphasis"><text:span text:style-name="T44"><text:tab/><text:tab/></text:span></text:span><text:span text:style-name="Strong_20_Emphasis"><text:span text:style-name="T29">ATE </text:span></text:span><text:span text:style-name="T43">numero = 0</text:span></text:p>
      <text:p text:style-name="P32"/>
      <text:p text:style-name="P45">*<text:tab/>ESTRUTURA COM VARIAVEL DE CONTROLE</text:p>
      <text:p text:style-name="P45"/>
      <text:p text:style-name="P45"><text:tab/>Sintaxe utilizada:</text:p>
      <text:p text:style-name="P45"><text:tab/><text:tab/><text:span text:style-name="T80">Para</text:span> <text:span text:style-name="T80">contador</text:span> de inicializacao <text:span text:style-name="T80">Ate</text:span> condicao <text:span text:style-name="T80">passo</text:span> incremento <text:span text:style-name="T80">faca</text:span><text:tab/></text:p>
      <text:p text:style-name="P45"><text:tab/><text:tab/><text:tab/>(instrucoes a serem realizadas no loop)</text:p>
      <text:p text:style-name="P45"><text:tab/><text:tab/><text:span text:style-name="T80">fimpara</text:span>.</text:p>
      <text:p text:style-name="P45"/>
      <text:p text:style-name="Text_20_body"><text:tab/><text:span text:style-name="T56">Exemplo Pratico:</text:span></text:p>
      <text:p text:style-name="P32"><text:span text:style-name="T7"><text:tab/></text:span><text:span text:style-name="T40">Este algoritmo usa a variável contador, e o algoritmo se repetirá 10 <text:tab/>vezes, ou seja, já existe um valor estabelecido de repetições.</text:span></text:p>
      <text:p text:style-name="P32"><text:soft-page-break/> </text:p>
      <text:p text:style-name="Text_20_body"><text:span text:style-name="Strong_20_Emphasis"><text:span text:style-name="T55"><text:tab/>var</text:span></text:span></text:p>
      <text:p text:style-name="P32"><text:tab/><text:tab/>numero, contador: inteiro</text:p>
      <text:p text:style-name="Text_20_body"><text:span text:style-name="Strong_20_Emphasis"><text:span text:style-name="T55"><text:tab/>Inicio</text:span></text:span></text:p>
      <text:p text:style-name="Text_20_body"><text:span text:style-name="T55"><text:tab/><text:tab/></text:span><text:span text:style-name="T81">escreva</text:span><text:span text:style-name="T55"> ("Digite o número que deseja verificar a tabuada de soma: ")</text:span></text:p>
      <text:p text:style-name="Text_20_body"><text:span text:style-name="T55"><text:tab/><text:tab/></text:span><text:span text:style-name="T81">leia</text:span><text:span text:style-name="T55">(numero)</text:span></text:p>
      <text:p text:style-name="Text_20_body"><text:span text:style-name="Strong_20_Emphasis"><text:span text:style-name="T29"><text:tab/><text:tab/></text:span></text:span><text:span text:style-name="Strong_20_Emphasis"><text:span text:style-name="T47">para</text:span></text:span><text:span text:style-name="Strong_20_Emphasis"><text:span text:style-name="T38"> c</text:span></text:span><text:span text:style-name="T34">ontador</text:span><text:span text:style-name="T31"> &lt;- </text:span><text:span text:style-name="T34">0</text:span><text:span text:style-name="T35"> </text:span><text:span text:style-name="Strong_20_Emphasis"><text:span text:style-name="T37">ate</text:span></text:span><text:span text:style-name="Strong_20_Emphasis"><text:span text:style-name="T38"> </text:span></text:span><text:span text:style-name="T34">10</text:span><text:span text:style-name="T35"> </text:span><text:span text:style-name="Strong_20_Emphasis"><text:span text:style-name="T37">faca</text:span></text:span></text:p>
      <text:p text:style-name="Text_20_body"><text:span text:style-name="T55"><text:tab/><text:tab/></text:span><text:span text:style-name="T81">Escreval</text:span><text:span text:style-name="T55"> (numero, " + ", contador, " = ", numero + contador)</text:span></text:p>
      <text:p text:style-name="Text_20_body"><text:span text:style-name="Strong_20_Emphasis"><text:span text:style-name="T55"><text:tab/>fimpara</text:span></text:span></text:p>
      <text:p text:style-name="P32"/>
      <text:p text:style-name="P38"><text:tab/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ans Serif Collection" svg:font-family="'Sans Serif Collection'" style:font-family-generic="swiss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0T14:54:06.405000000</meta:creation-date>
    <dc:date>2024-02-20T15:36:53.722000000</dc:date>
    <meta:editing-duration>P2DT4H40M46S</meta:editing-duration>
    <meta:editing-cycles>35</meta:editing-cycles>
    <meta:generator>LibreOffice/7.5.4.2$Windows_X86_64 LibreOffice_project/36ccfdc35048b057fd9854c757a8b67ec53977b6</meta:generator>
    <meta:document-statistic meta:table-count="0" meta:image-count="0" meta:object-count="0" meta:page-count="10" meta:paragraph-count="198" meta:word-count="1002" meta:character-count="6852" meta:non-whitespace-character-count="5523"/>
  </office:meta>
</office:document-meta>
</file>